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/>
    </style:style>
    <style:style style:name="Table1.A" style:family="table-column">
      <style:table-column-properties style:column-width="4.1556in"/>
    </style:style>
    <style:style style:name="Table1.B" style:family="table-column">
      <style:table-column-properties style:column-width="2.34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fffff" fo:padding="0.0694in" fo:border="1pt solid #ffffff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6pt" style:font-size-asian="16pt" style:font-size-complex="16pt"/>
    </style:style>
    <style:style style:name="P3" style:family="paragraph" style:parent-style-name="Standard">
      <style:paragraph-properties fo:margin-top="0in" fo:margin-bottom="0in" loext:contextual-spacing="false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margin-top="0in" fo:margin-bottom="0in" loext:contextual-spacing="false"/>
      <style:text-properties fo:color="#666666"/>
    </style:style>
    <style:style style:name="P5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6" style:family="paragraph" style:parent-style-name="Preformatted_20_Text">
      <style:paragraph-properties fo:margin-top="0in" fo:margin-bottom="0in" loext:contextual-spacing="false"/>
      <style:text-properties fo:font-weight="bold" style:font-weight-asian="bold" style:font-weight-complex="bold"/>
    </style:style>
    <style:style style:name="P7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</style:style>
    <style:style style:name="P8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fo:font-size="30pt" style:font-size-asian="30pt" style:font-size-complex="30pt"/>
    </style:style>
    <style:style style:name="P9" style:family="paragraph" style:parent-style-name="Standard">
      <style:paragraph-properties fo:margin-left="0.5in" fo:margin-right="0.5in" fo:margin-top="0in" fo:margin-bottom="0in" loext:contextual-spacing="false" fo:text-align="center" style:justify-single-word="false" fo:text-indent="0in" style:auto-text-indent="false"/>
    </style:style>
    <style:style style:name="P10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1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P12" style:family="paragraph" style:parent-style-name="Preformatted_20_Text">
      <style:paragraph-properties fo:orphans="2" fo:widows="2"/>
      <style:text-properties fo:font-variant="normal" fo:text-transform="none" fo:color="#000000" fo:font-size="16pt" fo:letter-spacing="normal" fo:font-style="normal" fo:font-weight="normal" officeooo:rsid="00099517" officeooo:paragraph-rsid="00099517" style:font-size-asian="16pt" style:font-size-complex="16pt"/>
    </style:style>
    <style:style style:name="P13" style:family="paragraph" style:parent-style-name="Preformatted_20_Text">
      <style:paragraph-properties fo:orphans="2" fo:widows="2"/>
    </style:style>
    <style:style style:name="P14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15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16" style:family="paragraph">
      <loext:graphic-properties draw:fill="solid" draw:fill-color="#a0a0a0"/>
      <style:paragraph-properties fo:text-align="center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officeooo:rsid="0007d77d" style:font-style-asian="italic"/>
    </style:style>
    <style:style style:name="T3" style:family="text">
      <style:text-properties fo:font-style="italic" officeooo:rsid="00099517" style:font-style-asian="italic"/>
    </style:style>
    <style:style style:name="T4" style:family="text">
      <style:text-properties fo:font-weight="bold" style:font-weight-asian="bold"/>
    </style:style>
    <style:style style:name="T5" style:family="text">
      <style:text-properties fo:color="#666666"/>
    </style:style>
    <style:style style:name="T6" style:family="text">
      <style:text-properties officeooo:rsid="000dfdde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GABRIEL PASCUA</text:p>
          </table:table-cell>
          <table:table-cell table:style-name="Table1.A1" office:value-type="string">
            <text:p text:style-name="P7">917-715-3166<text:line-break/>mail@gabrielpascua.com<text:line-break/>www.gabrielpascua.com</text:p>
          </table:table-cell>
        </table:table-row>
      </table:table>
      <text:p text:style-name="P1"/>
      <text:p text:style-name="P1"><draw:rect text:anchor-type="as-char" svg:y="0in" draw:z-index="0" draw:style-name="gr1" draw:text-style-name="P16" svg:width="0.0012in" svg:height="0.0213in"><text:p/></draw:rect></text:p>
      <text:p text:style-name="P1"/>
      <text:p text:style-name="P9"><text:span text:style-name="T1">Full stack</text:span><text:span text:style-name="T2"> </text:span><text:span text:style-name="T1">developer; no language, platform, device, or OS preference; enjoys coding for the web; </text:span><text:span text:style-name="T3">solid </text:span><text:span text:style-name="T2">UI </text:span><text:span text:style-name="T3">and</text:span><text:span text:style-name="T2"> design skills</text:span><text:span text:style-name="T1">.</text:span></text:p>
      <text:p text:style-name="P1"/>
      <text:p text:style-name="P1"/>
      <text:p text:style-name="P1"/>
      <text:p text:style-name="P1"/>
      <text:p text:style-name="P2">Software Engineering Strengths</text:p>
      <text:p text:style-name="P1"/>
      <text:p text:style-name="P1"><text:span text:style-name="T4">Node.js Development</text:span> <text:span text:style-name="T5">Advanced</text:span>: Node.js, Koa, Express, Hapi, Sequelize, Passport</text:p>
      <text:p text:style-name="P1"><text:span text:style-name="T4">.NET Development</text:span> <text:span text:style-name="T5">Advanced</text:span>: C#, MVC, .NET Core, ASP.NET, Entity Framework</text:p>
      <text:p text:style-name="P1"><text:span text:style-name="T4">Front End Development</text:span> <text:span text:style-name="T5">Advanced</text:span>: HTML, CSS, JavaScript, Sass, LESS, Bootstrap, XML</text:p>
      <text:p text:style-name="P1"><text:span text:style-name="T4">Database Administration</text:span> <text:span text:style-name="T5">Intermediate</text:span>: Postgres, SQL Server, Oracle, Redis, MongoDb</text:p>
      <text:p text:style-name="P1"><text:span text:style-name="T4">Single Page Apps</text:span> <text:span text:style-name="T5">Intermediate</text:span>: Angular, React, Vue.js, Webpack, Grunt, Gulp, Ember</text:p>
      <text:p text:style-name="P1"><text:span text:style-name="T4">Design</text:span> <text:span text:style-name="T5">Intermediate</text:span>: Photoshop, Illustrator, CSS Layout and Animations, Responsive Design</text:p>
      <text:p text:style-name="P1"><text:span text:style-name="T4">Progressive Web Apps</text:span> <text:span text:style-name="T5">Beginner</text:span>: ServiceWorker, IndexedDb, Cache Storage, Notifications</text:p>
      <text:p text:style-name="P1"><text:span text:style-name="T4">Other Web Development</text:span> <text:span text:style-name="T5">Beginner</text:span>: Serverless, Php, Symfony, Wordpress, Hugo, Jekyll</text:p>
      <text:p text:style-name="P1"><text:span text:style-name="T4">DevOps</text:span> <text:span text:style-name="T5">Beginner</text:span>: AWS, Jenkins, Codeship, TeamCity</text:p>
      <text:p text:style-name="P1"/>
      <text:p text:style-name="P1"/>
      <text:p text:style-name="P1"/>
      <text:p text:style-name="P2">Work History</text:p>
      <text:p text:style-name="P1"/>
      <text:p text:style-name="P3">Citibank: Apps Dev Sr. Programmer Analyst</text:p>
      <text:p text:style-name="P4">New York, NY from August 2017 till present</text:p>
      <text:p text:style-name="P1">Working on a Forex Trading platform in a push architecture with Javascript and .NET Reactive (Rx) framework subscribers for data sources such as SignalR/WebSocket and REST services. <text:s/>My development tasks vary from Angular to .NET Core, WPF and legacy system maintenance. <text:s/>The influence I have on the team by far is to show that a Node.js SPA can be hosted in IIS.</text:p>
      <text:p text:style-name="P1"/>
      <text:p text:style-name="P3">Wenner Media: Digital as Web Developer (Node.js / PHP)</text:p>
      <text:p text:style-name="P4">New York, NY from from January 2014 till August 2017</text:p>
      <text:p text:style-name="P1">A main contributor for an in-house Node.js CMS that consolidated disparate magazine systems into a single application running on AWS with a CI/CD pipeline. <text:s/>My main duties were to build a forms module, passport authentication and concurrency resolution. <text:s/>I would also write design-driven featured pages from time-to-time leveraging modern CSS techniques. <text:s/>My development impact on the team are building an object-oriented javascript forms module before classes were added in Node and for using functional programming constructs.</text:p>
      <text:p text:style-name="P3"><text:soft-page-break/>Wenner Media: IT as Web Developer (C# - ASP.NET)</text:p>
      <text:p text:style-name="P4">New York, NY from November 2011 till January 2014</text:p>
      <text:p text:style-name="P1">Redesigned the international website for Rolling Stone helping users share magazine articles and assets among licensees. <text:s/>I maintained all of the internal websites for the company for more than 2 years before moving to a different department. <text:s/>On the infrastructure side, I migrated all code repositories from Team Foundation to git which made onboarding easier for my successor.</text:p>
      <text:p text:style-name="P1"/>
      <text:p text:style-name="P3">Mt. Sinai School of Medicine as Sr. Programmer / Analyst 1</text:p>
      <text:p text:style-name="P4">New York, NY from March 2010 till November 2011</text:p>
      <text:p text:style-name="P1">Senior member of a small IT team that collects and processes 911 First Responders patient demographic data. <text:s/>I built several form-heavy sites using an Electronic Management Records system, and generated reports through complex Oracle queries. <text:s/>Technically, I guided the team on how to architect MVC applications and REST web services.</text:p>
      <text:p text:style-name="P1"/>
      <text:p text:style-name="P3">International Quality &amp; Productivity Center as Web Developer</text:p>
      <text:p text:style-name="P4">New York, NY from October 2007 till March 2010</text:p>
      <text:p text:style-name="P1">This was my first exposure to 3rd party content management systems. <text:s/>I was part of the early team that gave the company an online presence - writing HTML using XML-XSLT transformations. <text:s/>With that I was also able to build the company’s event registration credit card processing system through Chase’s payment gateway. <text:s/>Several of the website improvements I rolled out introduced the team to jQuery before it became popular.</text:p>
      <text:p text:style-name="P1"/>
      <text:p text:style-name="P1"/>
      <text:p text:style-name="P1"/>
      <text:p text:style-name="P2">Early Career</text:p>
      <text:p text:style-name="P1"/>
      <text:p text:style-name="P5">Phone People, San Diego, California</text:p>
      <text:p text:style-name="P1">First and only Designer job I had from June 2006 till August 2007</text:p>
      <text:p text:style-name="P1"/>
      <text:p text:style-name="P5">PPMC / Wiseguy Technologies, San Diego, California</text:p>
      <text:p text:style-name="P1">First programming job in the US from June 2005 till April 2006</text:p>
      <text:p text:style-name="P1"/>
      <text:p text:style-name="P5">Information Technology and Customer Care Inc., Manila, Philippines</text:p>
      <text:p text:style-name="P1">First and only outsourced job as a mid-level programmer from November 2004 till April 2005</text:p>
      <text:p text:style-name="P1"/>
      <text:p text:style-name="P5">DFNN Group of Companies as Windows Programmer, Manila, Philippines</text:p>
      <text:p text:style-name="P1">First ever job from October 2003 till July 2004</text:p>
      <text:p text:style-name="P1"/>
      <text:p text:style-name="P6"/>
      <text:p text:style-name="P12">Education</text:p>
      <text:p text:style-name="P13"/>
      <text:p text:style-name="P11">University of Santo Tomas, Computer Technology</text:p>
      <text:p text:style-name="P10">Attended from <text:span text:style-name="T6">June </text:span>2009 <text:span text:style-name="T6">to March 2013</text:span></text:p>
      <text:p text:style-name="P14">Graduated with a Bachelor's Degre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5in" fo:page-height="11in" style:num-format="1" style:print-orientation="portrait" fo:margin-top="0in" fo:margin-bottom="1in" fo:margin-left="1in" fo:margin-right="1in" style:writing-mode="lr-tb" style:layout-grid-color="#c0c0c0" style:layout-grid-lines="23495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8T01:04:19.267362610</dc:date>
    <meta:editing-duration>PT12M1S</meta:editing-duration>
    <meta:editing-cycles>9</meta:editing-cycles>
    <meta:generator>LibreOffice/5.1.6.2$Linux_X86_64 LibreOffice_project/10m0$Build-2</meta:generator>
    <meta:document-statistic meta:table-count="1" meta:image-count="0" meta:object-count="0" meta:page-count="2" meta:paragraph-count="43" meta:word-count="616" meta:character-count="4080" meta:non-whitespace-character-count="3494"/>
  </office:meta>
</office:document-meta>
</file>